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1" svg:font-family="'Droid Serif'" style:font-adornments="Regular" style:font-family-generic="roman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5.1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193in" fo:break-before="auto" style:use-optimal-row-height="true"/>
    </style:style>
    <style:style style:name="ro2" style:family="table-row">
      <style:table-row-properties style:row-height="0.2846in" fo:break-before="auto" style:use-optimal-row-height="true"/>
    </style:style>
    <style:style style:name="ro3" style:family="table-row">
      <style:table-row-properties style:row-height="0.4752in" fo:break-before="auto" style:use-optimal-row-height="true"/>
    </style:style>
    <style:style style:name="ro4" style:family="table-row">
      <style:table-row-properties style:row-height="0.6646in" fo:break-before="auto" style:use-optimal-row-height="true"/>
    </style:style>
    <style:style style:name="ro5" style:family="table-row">
      <style:table-row-properties style:row-height="0.3882in" fo:break-before="auto" style:use-optimal-row-height="true"/>
    </style:style>
    <style:style style:name="ro6" style:family="table-row">
      <style:table-row-properties style:row-height="0.2429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31pt solid #000000" style:text-align-source="fix" style:repeat-content="false" fo:border-left="none" fo:padding-bottom="0.0693in" fo:padding-left="0.0138in" fo:padding-right="0.0138in" fo:padding-top="0.0693in" fo:border-right="none" fo:border-top="none"/>
      <style:paragraph-properties fo:text-align="center" fo:margin-left="0in"/>
      <style:text-properties style:font-name="Droid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 Mono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Droid Sans Mono" fo:font-size="11pt" style:font-size-asian="11pt" style:font-size-complex="11pt"/>
    </style:style>
    <style:style style:name="ce4" style:family="table-cell" style:parent-style-name="Default" style:data-style-name="N43">
      <style:table-cell-properties fo:padding-bottom="0.0138in" fo:padding-left="0.0138in" fo:padding-right="0.0138in" fo:padding-top="0.0555in" style:vertical-align="middle"/>
      <style:text-properties style:font-name="Droid Serif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Droid Serif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 Mono" fo:font-size="9pt" style:font-size-asian="9pt" style:font-size-complex="9pt"/>
    </style:style>
    <style:style style:name="ce7" style:family="table-cell" style:parent-style-name="Default">
      <style:table-cell-properties fo:border-bottom="0.31pt solid #000000" style:text-align-source="fix" style:repeat-content="false" fo:wrap-option="wrap" fo:border-left="none" fo:padding-bottom="0.0693in" fo:padding-left="0.0138in" fo:padding-right="0.0138in" fo:padding-top="0.0693in" fo:border-right="none" fo:border-top="none" style:vertical-align="middle"/>
      <style:paragraph-properties fo:text-align="start" fo:margin-left="0in"/>
      <style:text-properties style:font-name="Droid Seri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0555in" fo:padding-left="0.0138in" fo:padding-right="0.0138in" fo:padding-top="0.0555in" style:vertical-align="middle"/>
      <style:paragraph-properties fo:text-align="justify" fo:margin-left="0in"/>
      <style:text-properties style:font-name="Droid Serif" fo:font-size="11pt" style:font-size-asian="11pt" style:font-size-complex="11pt"/>
    </style:style>
    <style:style style:name="ce9" style:family="table-cell" style:parent-style-name="Default">
      <style:table-cell-properties fo:wrap-option="wrap" fo:padding-bottom="0.0138in" fo:padding-left="0.0138in" fo:padding-right="0.0138in" fo:padding-top="0.0555in" style:vertical-align="middle"/>
      <style:text-properties style:font-name="Droid Serif" fo:font-size="12pt" style:font-size-asian="12pt" style:font-size-complex="12pt"/>
    </style:style>
    <style:style style:name="ce10" style:family="table-cell" style:parent-style-name="Default">
      <style:table-cell-properties fo:wrap-option="wrap" style:vertical-align="middle"/>
      <style:text-properties style:font-name="Droid Serif" fo:font-size="9pt" style:font-size-asian="9pt" style:font-size-complex="9pt"/>
    </style:style>
    <style:style style:name="ce11" style:family="table-cell" style:parent-style-name="Default">
      <style:table-cell-properties fo:wrap-option="wrap" fo:padding="0.0138in" style:vertical-align="middle"/>
      <style:text-properties style:font-name="Droid Serif" fo:font-size="9pt" style:font-size-asian="9pt" style:font-size-complex="9pt"/>
    </style:style>
    <style:style style:name="ce12" style:family="table-cell" style:parent-style-name="Default">
      <style:table-cell-properties fo:padding="0.0138in"/>
      <style:text-properties style:font-name="Droid Serif" fo:font-size="9pt" style:font-size-asian="9pt" style:font-size-complex="9pt"/>
    </style:style>
    <style:style style:name="T1" style:family="text">
      <style:text-properties style:font-name="Droid Serif1"/>
    </style:style>
    <style:style style:name="T2" style:family="text">
      <style:text-properties style:font-name="Droid Sans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8"/>
        <table:table-row table:style-name="ro1">
          <table:table-cell table:style-name="ce1" office:value-type="string">
            <text:p>Parámetro</text:p>
          </table:table-cell>
          <table:table-cell table:style-name="ce7" office:value-type="string">
            <text:p>Función</text:p>
          </table:table-cell>
        </table:table-row>
        <table:table-row table:style-name="ro2">
          <table:table-cell office:value-type="string">
            <text:p>col<text:span text:style-name="T1">²</text:span></text:p>
          </table:table-cell>
          <table:table-cell office:value-type="string">
            <text:p>colores (números o caracteres entre comillas)</text:p>
          </table:table-cell>
        </table:table-row>
        <table:table-row table:style-name="ro2">
          <table:table-cell office:value-type="string">
            <text:p>lwd</text:p>
          </table:table-cell>
          <table:table-cell office:value-type="string">
            <text:p>line width; ancho de la línea (número)</text:p>
          </table:table-cell>
        </table:table-row>
        <table:table-row table:style-name="ro3">
          <table:table-cell office:value-type="string">
            <text:p>pch</text:p>
          </table:table-cell>
          <table:table-cell office:value-type="string">
            <text:p>point character; tipo de punto (números o caracteres entre comillas)</text:p>
          </table:table-cell>
        </table:table-row>
        <table:table-row table:style-name="ro2">
          <table:table-cell office:value-type="string">
            <text:p>type</text:p>
          </table:table-cell>
          <table:table-cell office:value-type="string">
            <text:p>tipo de gráfico a dibujar ('p', 'l', 'b', 'o', 'n', 's' y otros)</text:p>
          </table:table-cell>
        </table:table-row>
        <table:table-row table:style-name="ro3">
          <table:table-cell office:value-type="string">
            <text:p>lty</text:p>
          </table:table-cell>
          <table:table-cell office:value-type="string">
            <text:p>line type; tipo de línea (1: sólida, 2: quebrada, 3: punteada, 4: puntolínea, 5: línea larga-corta, 6: dos líneas cortas)</text:p>
          </table:table-cell>
        </table:table-row>
        <table:table-row table:style-name="ro2">
          <table:table-cell office:value-type="string">
            <text:p>xlab</text:p>
          </table:table-cell>
          <table:table-cell office:value-type="string">
            <text:p>x axis label; nombre del eje x</text:p>
          </table:table-cell>
        </table:table-row>
        <table:table-row table:style-name="ro2">
          <table:table-cell office:value-type="string">
            <text:p>ylab</text:p>
          </table:table-cell>
          <table:table-cell office:value-type="string">
            <text:p>y axis label; nombre del eje x</text:p>
          </table:table-cell>
        </table:table-row>
        <table:table-row table:style-name="ro2">
          <table:table-cell office:value-type="string">
            <text:p>main</text:p>
          </table:table-cell>
          <table:table-cell office:value-type="string">
            <text:p>main title; título principal</text:p>
          </table:table-cell>
        </table:table-row>
        <table:table-row table:style-name="ro2">
          <table:table-cell office:value-type="string">
            <text:p>sub</text:p>
          </table:table-cell>
          <table:table-cell office:value-type="string">
            <text:p>sub label</text:p>
          </table:table-cell>
        </table:table-row>
        <table:table-row table:style-name="ro3">
          <table:table-cell office:value-type="string">
            <text:p>cex<text:span text:style-name="T1">²</text:span></text:p>
          </table:table-cell>
          <table:table-cell office:value-type="string">
            <text:p>magnificación del texto y símbolos con respecto al valor por defecto, 1</text:p>
          </table:table-cell>
        </table:table-row>
        <table:table-row table:style-name="ro3">
          <table:table-cell office:value-type="string">
            <text:p>bty</text:p>
          </table:table-cell>
          <table:table-cell office:value-type="string">
            <text:p>tipo de caja que se dibuja alrededor del gráfico ("o", "l", "7", "c", "u" o "]", "n")</text:p>
          </table:table-cell>
        </table:table-row>
        <table:table-row table:style-name="ro2">
          <table:table-cell office:value-type="string">
            <text:p>font<text:span text:style-name="T1">²</text:span></text:p>
          </table:table-cell>
          <table:table-cell office:value-type="string">
            <text:p>tipo de letra (1: normal, 2: cursiva, 3: negrita, 4: negrita cursiva)</text:p>
          </table:table-cell>
        </table:table-row>
        <table:table-row table:style-name="ro2">
          <table:table-cell office:value-type="string">
            <text:p>family</text:p>
          </table:table-cell>
          <table:table-cell office:value-type="string">
            <text:p>tipo de letra (caracteres entre comillas)</text:p>
          </table:table-cell>
        </table:table-row>
        <table:table-row table:style-name="ro3">
          <table:table-cell office:value-type="string">
            <text:p>axes</text:p>
          </table:table-cell>
          <table:table-cell office:value-type="string">
            <text:p>si es FALSE no dibuja ni los ejes ni la caja, por defecto es TRUE (lógico)</text:p>
          </table:table-cell>
        </table:table-row>
        <table:table-row table:style-name="ro4">
          <table:table-cell office:value-type="string">
            <text:p>las</text:p>
          </table:table-cell>
          <table:table-cell office:value-type="string">
            <text:p>posición de los nombres de los ejes en los ejes (0: siempre paralelo al eje [defecto], 1: siempre horizontal al eje, 2: siempre perpendicular al eje, 3: siempre vertical)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si es TRUE permite agregar un gráfico al ya existente (lógico)</text:p>
          </table:table-cell>
        </table:table-row>
        <table:table-row table:style-name="ro3">
          <table:table-cell office:value-type="string">
            <text:p>mar¹</text:p>
          </table:table-cell>
          <table:table-cell office:value-type="string">
            <text:p>margin; ancho de los 4 márgenes internos en el orden abajo, izq., arr. der. (sentido horario); por defecto = <text:span text:style-name="T2">c(5, 4, 2, 2) + 0.1</text:span></text:p>
          </table:table-cell>
        </table:table-row>
        <table:table-row table:style-name="ro3">
          <table:table-cell office:value-type="string">
            <text:p>oma¹</text:p>
          </table:table-cell>
          <table:table-cell office:value-type="string">
            <text:p>outer margin; ancho de márgenes externos; ídem que mar, por defecto = <text:span text:style-name="T2">c(0, 0, 0, 0)</text:span></text:p>
          </table:table-cell>
        </table:table-row>
        <table:table-row table:style-name="ro5">
          <table:table-cell table:style-name="ce3" office:value-type="string">
            <text:p>mfcol, mfrow¹</text:p>
          </table:table-cell>
          <table:table-cell office:value-type="string">
            <text:p>matrix figure; varios gráficos en una sola ventana</text:p>
          </table:table-cell>
        </table:table-row>
        <table:table-row table:style-name="ro2">
          <table:table-cell office:value-type="string">
            <text:p>log</text:p>
          </table:table-cell>
          <table:table-cell office:value-type="string">
            <text:p>escala logarítmica ('x' eje x, 'y' eje y, 'xy' ambos)</text:p>
          </table:table-cell>
        </table:table-row>
        <table:table-row table:style-name="ro2">
          <table:table-cell office:value-type="string">
            <text:p>xlog¹</text:p>
          </table:table-cell>
          <table:table-cell office:value-type="string">
            <text:p>escala log en eje x (lógico)</text:p>
          </table:table-cell>
        </table:table-row>
        <table:table-row table:style-name="ro2">
          <table:table-cell office:value-type="string">
            <text:p>ylog¹</text:p>
          </table:table-cell>
          <table:table-cell office:value-type="string">
            <text:p>escala log en eje y (lógico)</text:p>
          </table:table-cell>
        </table:table-row>
        <table:table-row table:style-name="ro2">
          <table:table-cell office:value-type="string">
            <text:p>xlim</text:p>
          </table:table-cell>
          <table:table-cell office:value-type="string">
            <text:p>rango de coordenadas x e y del eje 'x' (numérico)</text:p>
          </table:table-cell>
        </table:table-row>
        <table:table-row table:style-name="ro2">
          <table:table-cell office:value-type="string">
            <text:p>ylim</text:p>
          </table:table-cell>
          <table:table-cell office:value-type="string">
            <text:p>rango de coordenadas x e y del eje 'y' (numérico)</text:p>
          </table:table-cell>
        </table:table-row>
        <table:table-row table:style-name="ro6">
          <table:table-cell table:style-name="ce4" office:value-type="string">
            <text:p>1: sólo manipulables a través de función <text:span text:style-name="T2">par</text:span></text:p>
          </table:table-cell>
          <table:table-cell table:style-name="ce9"/>
        </table:table-row>
        <table:table-row table:style-name="ro7">
          <table:table-cell table:style-name="ce5" office:value-type="string">
            <text:p>2: variantes …</text:p>
          </table:table-cell>
          <table:table-cell table:style-name="ce10"/>
        </table:table-row>
        <table:table-row table:style-name="ro7">
          <table:table-cell table:style-name="ce6" office:value-type="string">
            <text:p>.axis</text:p>
          </table:table-cell>
          <table:table-cell table:style-name="ce11" office:value-type="string">
            <text:p>Relativo a ejes</text:p>
          </table:table-cell>
        </table:table-row>
        <table:table-row table:style-name="ro7">
          <table:table-cell table:style-name="ce6" office:value-type="string">
            <text:p>.lab</text:p>
          </table:table-cell>
          <table:table-cell table:style-name="ce11" office:value-type="string">
            <text:p>Relativo a etiquetas</text:p>
          </table:table-cell>
        </table:table-row>
        <table:table-row table:style-name="ro7">
          <table:table-cell table:style-name="ce6" office:value-type="string">
            <text:p>.main</text:p>
          </table:table-cell>
          <table:table-cell table:style-name="ce12" office:value-type="string">
            <text:p>Relativo a título principal</text:p>
          </table:table-cell>
        </table:table-row>
        <table:table-row table:style-name="ro7">
          <table:table-cell table:style-name="ce6" office:value-type="string">
            <text:p>.sub</text:p>
          </table:table-cell>
          <table:table-cell table:style-name="ce12" office:value-type="string">
            <text:p>Relativo a subtítulos</text:p>
          </table:table-cell>
        </table:table-row>
        <table:table-row table:style-name="ro7">
          <table:table-cell table:style-name="Default" table:number-columns-repeated="2"/>
        </table:table-row>
        <table:table-row table:style-name="ro7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erif1" svg:font-family="'Droid Serif'" style:font-adornments="Regular" style:font-family-generic="roman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8T18:48:54</dc:date>
    <meta:generator>LibreOffice/3.5$Linux_x86 LibreOffice_project/350m1$Build-2</meta:generator>
    <meta:editing-duration>PT18M27S</meta:editing-duration>
    <meta:editing-cycles>5</meta:editing-cycles>
    <meta:document-statistic meta:table-count="1" meta:cell-count="60" meta:object-count="0"/>
  </office:meta>
</office:document-meta>
</file>